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style:font-size-asian="48pt" style:font-size-complex="4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4pt" style:font-size-asian="14pt" style:font-size-complex="14pt"/>
    </style:style>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ws = Evil</text:p>
      <text:p text:style-name="P2">by Elizabeth Cook</text:p>
      <text:p text:style-name="Standard"/>
      <text:p text:style-name="Standard"/>
      <text:p text:style-name="P3"><text:tab/>Cows are currently planning to take over the world. We have found out that they have 'A Council of the Cows' that can see everything in the human world. The 'Council of the Cows' is a group of the most important cows, ever.<text:line-break/><text:line-break/><text:tab/>The cows change location of their hideout every time they are discovered by humans. The first time the Suntribune discovered them they left this mysterious note on the ground: <text:line-break/><text:line-break/><text:span text:style-name="T1">Places to Moove for secret hideout:<text:line-break/>^%$#!@!(**)(*&amp;*^&amp;%^%$$#$@#!<text:line-break/><text:line-break/><text:tab/></text:span>It is in secret cow language for the rest of the not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2-09T08:59:57.92</meta:creation-date>
    <meta:document-statistic meta:table-count="0" meta:image-count="0" meta:object-count="0" meta:page-count="1" meta:paragraph-count="3" meta:word-count="98" meta:character-count="557"/>
    <dc:date>2013-02-09T09:02:21.88</dc:date>
    <dc:creator>Isadora White</dc:creator>
    <meta:editing-duration>PT2M24S</meta:editing-duration>
    <meta:editing-cycles>1</meta:editing-cycles>
    <meta:generator>OpenOffice.org/3.3$Win32 OpenOffice.org_project/330m20$Build-9567</meta:generator>
  </office:meta>
</office:document-meta>
</file>